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Cursor" svg:font-family="'TeX Gyre Cursor'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16cm" fo:min-width="0.67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25cm" fo:min-width="0.67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marker-start="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74cm" fo:min-width="0cm" fo:padding-top="0.142cm" fo:padding-bottom="0.142cm" fo:padding-left="0.267cm" fo:padding-right="0.267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214cm"/>
    </style:style>
    <style:style style:name="gr9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10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none" draw:fill-color="#ffffff"/>
      <style:paragraph-properties fo:text-align="center"/>
      <style:text-properties style:font-name="Cambria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style:font-name="TeX Gyre Cursor" fo:font-size="10pt" style:font-size-asian="10pt" style:font-size-complex="10pt"/>
    </style:style>
    <style:style style:name="T1" style:family="text">
      <style:text-properties style:font-name="TeX Gyre Cursor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04cm" svg:height="0.7cm" svg:x="2.196cm" svg:y="0.15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.196cm" svg:y1="0.5cm" svg:x2="0.2cm" svg:y2="0.5cm" draw:start-shape="id1" draw:start-glue-point="3" draw:end-shape="id2" draw:end-glue-point="10" svg:d="M2196 500h-1996" svg:viewBox="0 0 1997 1">
          <text:p/>
        </draw:connector>
        <draw:connector draw:style-name="gr3" draw:text-style-name="P2" draw:layer="layout" svg:x1="5.894cm" svg:y1="0.495cm" svg:x2="3.4cm" svg:y2="0.5cm" draw:end-shape="id1" draw:end-glue-point="1" svg:d="M5894 495h-988v5h-1506" svg:viewBox="0 0 2495 6">
          <text:p/>
        </draw:connector>
        <draw:custom-shape draw:style-name="gr4" draw:text-style-name="P3" xml:id="id4" draw:id="id4" draw:layer="layout" svg:width="1.204cm" svg:height="0.709cm" svg:x="2.192cm" svg:y="1.66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4.6cm" svg:y1="0.8cm" svg:x2="3.396cm" svg:y2="2.014cm" draw:start-shape="id3" draw:start-glue-point="8" draw:end-shape="id4" draw:end-glue-point="1" svg:d="M4600 800v1214h-1204" svg:viewBox="0 0 1205 1215">
          <text:p/>
        </draw:connector>
        <draw:connector draw:style-name="gr2" draw:text-style-name="P2" draw:layer="layout" svg:x1="2.192cm" svg:y1="2.014cm" svg:x2="0.2cm" svg:y2="0.5cm" draw:start-shape="id4" draw:end-shape="id2" draw:end-glue-point="10" svg:d="M2192 2014h-1004v-1514h-988" svg:viewBox="0 0 1993 1515">
          <text:p/>
        </draw:connector>
        <draw:custom-shape draw:style-name="gr6" draw:text-style-name="P4" xml:id="id3" draw:id="id3" draw:layer="layout" svg:width="0.6cm" svg:height="0.6cm" svg:x="4.3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1.1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0.714cm" svg:height="0.674cm" svg:x="3.861cm" svg:y="-0.1cm">
          <draw:text-box>
            <text:p><text:span text:style-name="T1">+</text:span></text:p>
          </draw:text-box>
        </draw:frame>
        <draw:frame draw:style-name="gr8" draw:text-style-name="P6" draw:layer="layout" svg:width="0.714cm" svg:height="0.674cm" svg:x="4.061cm" svg:y="0.6cm">
          <draw:text-box>
            <text:p><text:span text:style-name="T1">+</text:span></text:p>
          </draw:text-box>
        </draw:frame>
        <draw:custom-shape draw:style-name="gr9" draw:text-style-name="P4" xml:id="id2" draw:id="id2" draw:layer="layout" svg:width="0.6cm" svg:height="0.6cm" svg:x="-0.4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81cm" svg:height="0.424cm" svg:x="0.3cm" svg:y="0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2" draw:layer="layout" svg:width="0.849cm" svg:height="0.424cm" svg:x="4.89cm" svg:y="0.04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0" draw:text-style-name="P2" draw:layer="layout" svg:width="1.031cm" svg:height="0.454cm" svg:x="2.29cm" svg:y="0.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0" draw:text-style-name="P2" draw:layer="layout" svg:width="1.035cm" svg:height="0.454cm" svg:x="2.29cm" svg:y="1.7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Cursor" svg:font-family="'TeX Gyre Cursor'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6:28:52.085356503</meta:creation-date>
    <dc:date>2018-04-06T11:08:59.282254461</dc:date>
    <meta:editing-duration>PT34M11S</meta:editing-duration>
    <meta:editing-cycles>14</meta:editing-cycles>
    <meta:generator>LibreOffice/5.4.6.2$Linux_X86_64 LibreOffice_project/40$Build-2</meta:generator>
    <meta:document-statistic meta:object-count="15"/>
  </office:meta>
</office:document-meta>
</file>

<file path=Object 1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 t )</annotation>
  </semantics>
</math>
</file>

<file path=Object 3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t)</annotation>
  </semantics>
</math>
</file>

<file path=Object 5/content.xml><?xml version="1.0" encoding="utf-8"?>
<math xmlns="http://www.w3.org/1998/Math/MathML" display="block">
  <semantics>
    <mrow>
      <msub>
        <mi>G</mi>
        <mn>1</mn>
      </msub>
      <mrow>
        <mo fence="true" stretchy="false">(</mo>
        <mrow>
          <mi>s</mi>
        </mrow>
        <mo fence="true" stretchy="false">)</mo>
      </mrow>
    </mrow>
    <annotation encoding="StarMath 5.0">G_1 (s)</annotation>
  </semantics>
</math>
</file>

<file path=Object 6/content.xml><?xml version="1.0" encoding="utf-8"?>
<math xmlns="http://www.w3.org/1998/Math/MathML" display="block">
  <semantics>
    <mrow>
      <msub>
        <mi>G</mi>
        <mn>2</mn>
      </msub>
      <mrow>
        <mo fence="true" stretchy="false">(</mo>
        <mrow>
          <mi>s</mi>
        </mrow>
        <mo fence="true" stretchy="false">)</mo>
      </mrow>
    </mrow>
    <annotation encoding="StarMath 5.0">G_2 (s)</annotation>
  </semantics>
</math>
</file>